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3.39cm"/>
    </style:style>
    <style:style style:name="gr2" style:family="graphic" style:parent-style-name="standard">
      <style:graphic-properties draw:textarea-horizontal-align="justify" draw:textarea-vertical-align="middle" draw:auto-grow-height="false" fo:min-height="0.696cm" fo:min-width="3.21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6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5.9cm"/>
    </style:style>
    <style:style style:name="gr9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5cm" svg:height="2.5cm" svg:x="7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cm" svg:height="1.5cm" svg:x="6.5cm" svg:y="5cm">
          <text:p text:style-name="P1">pobierz 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9.9cm" svg:y1="4.1cm" svg:x2="10.2cm" svg:y2="5.1cm">
          <text:p/>
        </draw:line>
        <draw:custom-shape draw:style-name="gr4" draw:text-style-name="P1" draw:layer="layout" svg:width="5.9cm" svg:height="1.8cm" svg:x="6.4cm" svg:y="7.2cm">
          <text:p text:style-name="P1">wynik = 0</text:p>
          <text:p text:style-name="P1">i = 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6cm" svg:y1="6.5cm" svg:x2="9.3cm" svg:y2="7.3cm">
          <text:p/>
        </draw:line>
        <draw:custom-shape draw:style-name="gr5" draw:text-style-name="P1" xml:id="id1" draw:id="id1" draw:layer="layout" svg:width="4.4cm" svg:height="4.4cm" svg:x="7.265cm" svg:y="10.2cm">
          <text:p text:style-name="P1">i &lt; 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9cm" svg:height="1.5cm" svg:x="12.3cm" svg:y="14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1.665cm" svg:y1="12.4cm" svg:x2="15.25cm" svg:y2="14cm" draw:start-shape="id1" draw:start-glue-point="7" draw:end-shape="id2" draw:end-glue-point="5" svg:d="M11665 12400h3585v1600" svg:viewBox="0 0 3586 1601">
          <text:p text:style-name="P1">TAK</text:p>
        </draw:connector>
        <draw:custom-shape draw:style-name="gr7" draw:text-style-name="P1" draw:layer="layout" svg:width="6.5cm" svg:height="1.9cm" svg:x="12cm" svg:y="16.6cm">
          <text:p text:style-name="P1">wynik = wynik + liczba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6.4cm" svg:height="2cm" svg:x="12.005cm" svg:y="19.7cm">
          <text:p text:style-name="P1">i = i + 1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5cm" svg:y1="15.5cm" svg:x2="14.5cm" svg:y2="16.6cm">
          <text:p/>
        </draw:line>
        <draw:line draw:style-name="gr3" draw:text-style-name="P2" draw:layer="layout" svg:x1="14.4cm" svg:y1="18.5cm" svg:x2="14.4cm" svg:y2="19.7cm">
          <text:p/>
        </draw:line>
        <draw:line draw:style-name="gr3" draw:text-style-name="P2" xml:id="id4" draw:id="id4" draw:layer="layout" svg:x1="9.5cm" svg:y1="9cm" svg:x2="9.5cm" svg:y2="10.2cm">
          <text:p/>
        </draw:line>
        <draw:connector draw:style-name="gr9" draw:text-style-name="P1" draw:layer="layout" svg:x1="18.405cm" svg:y1="20.7cm" svg:x2="9.5cm" svg:y2="9.6cm" draw:start-shape="id3" draw:start-glue-point="1" draw:end-shape="id4" draw:end-glue-point="1" svg:d="M18405 20700h501v-11100h-9406" svg:viewBox="0 0 9407 11101">
          <text:p/>
        </draw:connector>
        <draw:connector draw:style-name="gr6" draw:text-style-name="P2" draw:layer="layout" draw:line-skew="-0.967cm" svg:x1="7.265cm" svg:y1="12.4cm" svg:x2="4.77cm" svg:y2="21.097cm" draw:start-shape="id1" draw:start-glue-point="5" svg:d="M7265 12400h-2465v8697h-30" svg:viewBox="0 0 2496 8698">
          <text:p text:style-name="P1">NIE</text:p>
        </draw:connector>
        <draw:custom-shape draw:style-name="gr1" draw:text-style-name="P1" draw:layer="layout" svg:width="5.5cm" svg:height="2.5cm" svg:x="1.7cm" svg:y="24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cm" svg:height="1.5cm" svg:x="1.4cm" svg:y="21.1cm">
          <text:p text:style-name="P1">print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4.4cm" svg:y1="22.6cm" svg:x2="4.4cm" svg:y2="2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7:27:47.315615007</meta:creation-date>
    <dc:date>2019-11-20T07:44:15.984082784</dc:date>
    <meta:editing-duration>PT5M54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